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79"/>
    <style:style style:name="ce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string P</text:span><text:span text:style-name="T2">athNameAsset, V</text:span><text:span text:style-name="T3">ector2</text:span><text:span text:style-name="T2"> 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3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10">
            <text:p>10</text:p>
          </table:table-cell>
          <table:table-cell office:value-type="string">
            <text:p>Maak een List&lt;Image&gt; object genaamdbuttonList. Stop alle Imageobjecten erin (de knoppen). Zorg dat da knoppen beschenen worden met Color.White behalve de actieve knop, deze wordt beschenen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57M00S">
            <text:p>03:57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office:value-type="time" office:time-value="PT08H45M00S">
            <text:p>08:45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In menu class method changebuttoncolortonormal gameekt. Wanner er op enter wordt gedrukt den this.acivebutton is gelijk aan buttons. Start dam verandert naar playscene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2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09H48M00S">
            <text:p>09:48</text:p>
          </table:table-cell>
          <table:table-cell office:value-type="float" office:value="2">
            <text:p>2</text:p>
          </table:table-cell>
          <table:table-cell office:value-type="string">
            <text:p>map loadscene gemaakt</text:p>
          </table:table-cell>
          <table:table-cell table:formula="of:=[.D9]-[.C9]" office:value-type="time" office:time-value="PT00H01M00S">
            <text:p>00:01</text:p>
          </table:table-cell>
        </table:table-row>
        <table:table-row table:style-name="ro2">
          <table:table-cell table:number-columns-repeated="2"/>
          <table:table-cell office:value-type="time" office:time-value="PT09H49M00S">
            <text:p>09:49</text:p>
          </table:table-cell>
          <table:table-cell office:value-type="time" office:time-value="PT09H50M00S">
            <text:p>09:50</text:p>
          </table:table-cell>
          <table:table-cell office:value-type="float" office:value="3">
            <text:p>3</text:p>
          </table:table-cell>
          <table:table-cell office:value-type="string">
            <text:p>Maak een class loadscene in de loadscene map</text:p>
          </table:table-cell>
          <table:table-cell table:formula="of:=[.D10]-[.C10]" office:value-type="time" office:time-value="PT00H01M00S">
            <text:p>00:01</text:p>
          </table:table-cell>
        </table:table-row>
        <table:table-row table:style-name="ro2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09H52M00S">
            <text:p>09:52</text:p>
          </table:table-cell>
          <table:table-cell office:value-type="float" office:value="4">
            <text:p>4</text:p>
          </table:table-cell>
          <table:table-cell office:value-type="string">
            <text:p>pas de usings aan en maak de class public</text:p>
          </table:table-cell>
          <table:table-cell table:formula="of:=[.D11]-[.C11]" office:value-type="time" office:time-value="PT00H01M00S">
            <text:p>00:01</text:p>
          </table:table-cell>
        </table:table-row>
        <table:table-row table:style-name="ro2">
          <table:table-cell table:number-columns-repeated="2"/>
          <table:table-cell office:value-type="time" office:time-value="PT09H53M00S">
            <text:p>09:53</text:p>
          </table:table-cell>
          <table:table-cell office:value-type="time" office:time-value="PT09H54M00S">
            <text:p>09:54</text:p>
          </table:table-cell>
          <table:table-cell office:value-type="float" office:value="5">
            <text:p>5</text:p>
          </table:table-cell>
          <table:table-cell office:value-type="string">
            <text:p>namespace verandert en Istate laten implementeren</text:p>
          </table:table-cell>
          <table:table-cell table:formula="of:=[.D12]-[.C12]" office:value-type="time" office:time-value="PT00H01M00S">
            <text:p>00:01</text:p>
          </table:table-cell>
        </table:table-row>
        <table:table-row table:style-name="ro2">
          <table:table-cell table:number-columns-repeated="2"/>
          <table:table-cell office:value-type="time" office:time-value="PT09H54M00S">
            <text:p>09:54</text:p>
          </table:table-cell>
          <table:table-cell office:value-type="time" office:time-value="PT09H55M00S">
            <text:p>09:55</text:p>
          </table:table-cell>
          <table:table-cell office:value-type="float" office:value="6">
            <text:p>6</text:p>
          </table:table-cell>
          <table:table-cell office:value-type="string">
            <text:p>kopier de inhoud van de playscene en aangepast voor de loadscene</text:p>
          </table:table-cell>
          <table:table-cell table:formula="of:=[.D13]-[.C13]" office:value-type="time" office:time-value="PT00H01M00S">
            <text:p>00:01</text:p>
          </table:table-cell>
        </table:table-row>
        <table:table-row table:style-name="ro2">
          <table:table-cell table:number-columns-repeated="2"/>
          <table:table-cell office:value-type="time" office:time-value="PT09H55M00S">
            <text:p>09:55</text:p>
          </table:table-cell>
          <table:table-cell office:value-type="time" office:time-value="PT09H56M00S">
            <text:p>09:56</text:p>
          </table:table-cell>
          <table:table-cell office:value-type="float" office:value="7">
            <text:p>7</text:p>
          </table:table-cell>
          <table:table-cell office:value-type="string">
            <text:p>maak een field loadscene van het type loadscene</text:p>
          </table:table-cell>
          <table:table-cell table:formula="of:=[.D14]-[.C14]" office:value-type="time" office:time-value="PT00H01M00S">
            <text:p>00:01</text:p>
          </table:table-cell>
        </table:table-row>
        <table:table-row table:style-name="ro2">
          <table:table-cell table:number-columns-repeated="2"/>
          <table:table-cell office:value-type="time" office:time-value="PT09H56M00S">
            <text:p>09:56</text:p>
          </table:table-cell>
          <table:table-cell office:value-type="time" office:time-value="PT09H59M00S">
            <text:p>09:59</text:p>
          </table:table-cell>
          <table:table-cell office:value-type="float" office:value="8">
            <text:p>8</text:p>
          </table:table-cell>
          <table:table-cell office:value-type="string">
            <text:p>maak een property voor de loadscene</text:p>
          </table:table-cell>
          <table:table-cell table:formula="of:=[.D15]-[.C15]" office:value-type="time" office:time-value="PT00H03M00S">
            <text:p>00:03</text:p>
          </table:table-cell>
        </table:table-row>
        <table:table-row table:style-name="ro2">
          <table:table-cell table:number-columns-repeated="2"/>
          <table:table-cell office:value-type="time" office:time-value="PT09H59M00S">
            <text:p>09:59</text:p>
          </table:table-cell>
          <table:table-cell office:value-type="time" office:time-value="PT10H01M00S">
            <text:p>10:01</text:p>
          </table:table-cell>
          <table:table-cell office:value-type="float" office:value="9">
            <text:p>9</text:p>
          </table:table-cell>
          <table:table-cell office:value-type="string">
            <text:p>maak een object aan in de LoadContent() van de loadscene in de pyramidpanicclass</text:p>
          </table:table-cell>
          <table:table-cell table:formula="of:=[.D16]-[.C16]" office:value-type="time" office:time-value="PT00H02M00S">
            <text:p>00:02</text:p>
          </table:table-cell>
        </table:table-row>
        <table:table-row table:style-name="ro2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3M00S">
            <text:p>10:13</text:p>
          </table:table-cell>
          <table:table-cell office:value-type="float" office:value="10">
            <text:p>10</text:p>
          </table:table-cell>
          <table:table-cell office:value-type="string">
            <text:p>maak een nieuwe class scoresscene</text:p>
          </table:table-cell>
          <table:table-cell table:formula="of:=[.D17]-[.C17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1H18M00S">
            <text:p>01:18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6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57M00S">
            <text:p>03:57:0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'weeknr 51'.G30]" office:value-type="time" office:time-value="PT01H18M00S">
            <text:p>01:18: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 table:formula="of:=SUM( [.B7:.B11])" office:value-type="time" office:time-value="PT14H11M00S">
            <text:p>14:11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0:13: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16T10:13:32.70</dc:date>
    <meta:editing-duration>PT12H16M50S</meta:editing-duration>
    <meta:editing-cycles>19</meta:editing-cycles>
    <meta:generator>OpenOffice.org/3.4.1$Win32 OpenOffice.org_project/341m1$Build-9593</meta:generator>
    <meta:document-statistic meta:table-count="5" meta:cell-count="331" meta:object-count="0"/>
  </office:meta>
</office:document-meta>
</file>